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09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2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500" calcext:value-type="float">
            <text:p>2500</text:p>
          </table:table-cell>
          <table:table-cell table:number-columns-repeated="7"/>
        </table:table-row>
        <table:table-row table:style-name="ro1">
          <table:table-cell table:style-name="ce1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.A1]*(1+[.A2])^[.A3]" office:value-type="float" office:value="2731.8175" calcext:value-type="float">
            <text:p>2731.817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MPRUNT RESTANT DU </text:p>
          </table:table-cell>
          <table:table-cell office:value-type="string" calcext:value-type="string">
            <text:p>INTERET</text:p>
          </table:table-cell>
          <table:table-cell office:value-type="string" calcext:value-type="string">
            <text:p>AMORTISSEMENT</text:p>
          </table:table-cell>
          <table:table-cell office:value-type="string" calcext:value-type="string">
            <text:p>ANNUITE</text:p>
          </table:table-cell>
          <table:table-cell office:value-type="string" calcext:value-type="string">
            <text:p>VALEUR NETTE</text:p>
          </table:table-cell>
          <table:table-cell/>
          <table:table-cell office:value-type="string" calcext:value-type="string">
            <text:p>Amortissement constant et annuite degressi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table:formula="of:=[.B7]-[.D7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F7]" office:value-type="float" office:value="15000" calcext:value-type="float">
            <text:p>15000</text:p>
          </table:table-cell>
          <table:table-cell table:formula="of:=[.B8]*5%" office:value-type="float" office:value="750" calcext:value-type="float">
            <text:p>750</text:p>
          </table:table-cell>
          <table:table-cell office:value-type="float" office:value="5000" calcext:value-type="float">
            <text:p>5000</text:p>
          </table:table-cell>
          <table:table-cell table:formula="of:=+[.D8]+[.C8]" office:value-type="float" office:value="5750" calcext:value-type="float">
            <text:p>5750</text:p>
          </table:table-cell>
          <table:table-cell table:formula="of:=[.B8]-[.D8]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F8]" office:value-type="float" office:value="10000" calcext:value-type="float">
            <text:p>10000</text:p>
          </table:table-cell>
          <table:table-cell table:formula="of:=[.B9]*5%"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table:formula="of:=[.D9]+[.C9]" office:value-type="float" office:value="5500" calcext:value-type="float">
            <text:p>5500</text:p>
          </table:table-cell>
          <table:table-cell table:formula="of:=[.B9]-[.D9]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" office:value-type="float" office:value="5000" calcext:value-type="float">
            <text:p>5000</text:p>
          </table:table-cell>
          <table:table-cell table:formula="of:=[.B10]*5%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[.D10]+[.C10]" office:value-type="float" office:value="5250" calcext:value-type="float">
            <text:p>5250</text:p>
          </table:table-cell>
          <table:table-cell table:formula="of:=[.B10]-[.D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table:formula="of:=-PMT(5%;4;20000)" office:value-type="currency" office:currency="USD" office:value="5640.23665206926" calcext:value-type="currency">
            <text:p>$5,640.2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MPRUNT RESTANT DU </text:p>
          </table:table-cell>
          <table:table-cell office:value-type="string" calcext:value-type="string">
            <text:p>INTERET</text:p>
          </table:table-cell>
          <table:table-cell office:value-type="string" calcext:value-type="string">
            <text:p>AMORTISSEMENT</text:p>
          </table:table-cell>
          <table:table-cell office:value-type="string" calcext:value-type="string">
            <text:p>ANNUITE</text:p>
          </table:table-cell>
          <table:table-cell office:value-type="string" calcext:value-type="string">
            <text:p>VALEUR NETT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table:style-name="ce2" table:formula="of:=[.E15]-[.C15]" office:value-type="currency" office:currency="USD" office:value="4640.23665206926" calcext:value-type="currency">
            <text:p>$4,640.24</text:p>
          </table:table-cell>
          <table:table-cell table:style-name="ce2" table:formula="of:=[.A12]" office:value-type="currency" office:currency="USD" office:value="5640.23665206926" calcext:value-type="currency">
            <text:p>$5,640.24</text:p>
          </table:table-cell>
          <table:table-cell table:style-name="ce2" table:formula="of:=[.B15]-[.D15]" office:value-type="currency" office:currency="USD" office:value="15359.7633479307" calcext:value-type="currency">
            <text:p>$15,359.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F15]" office:value-type="currency" office:currency="USD" office:value="15359.7633479307" calcext:value-type="currency">
            <text:p>$15,359.76</text:p>
          </table:table-cell>
          <table:table-cell table:style-name="ce2" table:formula="of:=[.B16]*5%" office:value-type="currency" office:currency="USD" office:value="767.988167396537" calcext:value-type="currency">
            <text:p>$767.99</text:p>
          </table:table-cell>
          <table:table-cell table:style-name="ce2" table:formula="of:=[.E16]-[.C16]" office:value-type="currency" office:currency="USD" office:value="4872.24848467272" calcext:value-type="currency">
            <text:p>$4,872.25</text:p>
          </table:table-cell>
          <table:table-cell table:style-name="ce2" table:formula="of:=[.E15]" office:value-type="currency" office:currency="USD" office:value="5640.23665206926" calcext:value-type="currency">
            <text:p>$5,640.24</text:p>
          </table:table-cell>
          <table:table-cell table:style-name="ce2" table:formula="of:=[.B16]-[.D16]" office:value-type="currency" office:currency="USD" office:value="10487.514863258" calcext:value-type="currency">
            <text:p>$10,487.5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F16]" office:value-type="currency" office:currency="USD" office:value="10487.514863258" calcext:value-type="currency">
            <text:p>$10,487.51</text:p>
          </table:table-cell>
          <table:table-cell table:style-name="ce2" table:formula="of:=[.B17]*5%" office:value-type="currency" office:currency="USD" office:value="524.375743162901" calcext:value-type="currency">
            <text:p>$524.38</text:p>
          </table:table-cell>
          <table:table-cell table:style-name="ce2" table:formula="of:=[.E17]-[.C17]" office:value-type="currency" office:currency="USD" office:value="5115.86090890636" calcext:value-type="currency">
            <text:p>$5,115.86</text:p>
          </table:table-cell>
          <table:table-cell table:style-name="ce2" table:formula="of:=[.E16]" office:value-type="currency" office:currency="USD" office:value="5640.23665206926" calcext:value-type="currency">
            <text:p>$5,640.24</text:p>
          </table:table-cell>
          <table:table-cell table:style-name="ce2" table:formula="of:=[.B17]-[.D17]" office:value-type="currency" office:currency="USD" office:value="5371.65395435167" calcext:value-type="currency">
            <text:p>$5,371.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F17]" office:value-type="currency" office:currency="USD" office:value="5371.65395435167" calcext:value-type="currency">
            <text:p>$5,371.65</text:p>
          </table:table-cell>
          <table:table-cell table:style-name="ce2" table:formula="of:=[.B18]*5%" office:value-type="currency" office:currency="USD" office:value="268.582697717584" calcext:value-type="currency">
            <text:p>$268.58</text:p>
          </table:table-cell>
          <table:table-cell table:style-name="ce2" table:formula="of:=[.E18]-[.C18]" office:value-type="currency" office:currency="USD" office:value="5371.65395435167" calcext:value-type="currency">
            <text:p>$5,371.65</text:p>
          </table:table-cell>
          <table:table-cell table:style-name="ce2" table:formula="of:=[.E17]" office:value-type="currency" office:currency="USD" office:value="5640.23665206926" calcext:value-type="currency">
            <text:p>$5,640.24</text:p>
          </table:table-cell>
          <table:table-cell table:style-name="ce2" table:formula="of:=[.B18]-[.D18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-90000" office:value-type="float" office:value="-90000" calcext:value-type="float">
            <text:p>-9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7000" calcext:value-type="float">
            <text:p>27000</text:p>
          </table:table-cell>
          <table:table-cell office:value-type="float" office:value="31000" calcext:value-type="float">
            <text:p>31000</text:p>
          </table:table-cell>
          <table:table-cell office:value-type="float" office:value="28000" calcext:value-type="float">
            <text:p>28000</text:p>
          </table:table-cell>
          <table:table-cell table:formula="of:=17000+3100" office:value-type="float" office:value="20100" calcext:value-type="float">
            <text:p>20100</text:p>
          </table:table-cell>
          <table:table-cell table:number-columns-repeated="2"/>
        </table:table-row>
        <table:table-row table:style-name="ro1">
          <table:table-cell table:formula="of:=[.A21]" office:value-type="float" office:value="-90000" calcext:value-type="float">
            <text:p>-90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2000" calcext:value-type="float">
            <text:p>22000</text:p>
          </table:table-cell>
          <table:table-cell office:value-type="float" office:value="44000" calcext:value-type="float">
            <text:p>44000</text:p>
          </table:table-cell>
          <table:table-cell office:value-type="float" office:value="36000" calcext:value-type="float">
            <text:p>36000</text:p>
          </table:table-cell>
          <table:table-cell office:value-type="float" office:value="15100" calcext:value-type="float">
            <text:p>151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21]*(1+7%)^-[.A20]" office:value-type="float" office:value="-90000" calcext:value-type="float">
            <text:p>-90000</text:p>
          </table:table-cell>
          <table:table-cell table:formula="of:=[.B21]*(1+7%)^-[.B20]" office:value-type="float" office:value="21495.3271028037" calcext:value-type="float">
            <text:p>21495.3271028037</text:p>
          </table:table-cell>
          <table:table-cell table:formula="of:=[.C21]*(1+7%)^-[.C20]" office:value-type="float" office:value="23582.8456633767" calcext:value-type="float">
            <text:p>23582.8456633767</text:p>
          </table:table-cell>
          <table:table-cell table:formula="of:=[.D21]*(1+7%)^-[.D20]" office:value-type="float" office:value="25305.2341836164" calcext:value-type="float">
            <text:p>25305.2341836164</text:p>
          </table:table-cell>
          <table:table-cell table:formula="of:=[.E21]*(1+7%)^-[.E20]" office:value-type="float" office:value="21361.0659373307" calcext:value-type="float">
            <text:p>21361.0659373307</text:p>
          </table:table-cell>
          <table:table-cell table:formula="of:=[.F21]*(1+7%)^-[.F20]" office:value-type="float" office:value="14331.0222076217" calcext:value-type="float">
            <text:p>14331.0222076217</text:p>
          </table:table-cell>
          <table:table-cell/>
          <table:table-cell table:formula="of:=[.B24]+[.C24]+[.D24]+[.E24]+[.F24]+[.A24]" office:value-type="float" office:value="16075.4950947493" calcext:value-type="float">
            <text:p>16075.4950947493</text:p>
          </table:table-cell>
        </table:table-row>
        <table:table-row table:style-name="ro1">
          <table:table-cell table:formula="of:=[.A22]*(1+7%)^-[.A20]" office:value-type="float" office:value="-90000" calcext:value-type="float">
            <text:p>-90000</text:p>
          </table:table-cell>
          <table:table-cell table:formula="of:=[.B22]*(1+7%)^-[.B20]" office:value-type="float" office:value="12149.5327102804" calcext:value-type="float">
            <text:p>12149.5327102804</text:p>
          </table:table-cell>
          <table:table-cell table:formula="of:=[.C22]*(1+7%)^-[.C20]" office:value-type="float" office:value="19215.6520220107" calcext:value-type="float">
            <text:p>19215.6520220107</text:p>
          </table:table-cell>
          <table:table-cell table:formula="of:=[.D22]*(1+7%)^-[.D20]" office:value-type="float" office:value="35917.1065831975" calcext:value-type="float">
            <text:p>35917.1065831975</text:p>
          </table:table-cell>
          <table:table-cell table:formula="of:=[.E22]*(1+7%)^-[.E20]" office:value-type="float" office:value="27464.2276337109" calcext:value-type="float">
            <text:p>27464.2276337109</text:p>
          </table:table-cell>
          <table:table-cell table:formula="of:=[.F22]*(1+7%)^-[.F20]" office:value-type="float" office:value="10766.0913102034" calcext:value-type="float">
            <text:p>10766.0913102034</text:p>
          </table:table-cell>
          <table:table-cell/>
          <table:table-cell table:formula="of:=[.B25]+[.C25]+[.D25]+[.E25]+[.F25]+[.A25]" office:value-type="float" office:value="15512.6102594028" calcext:value-type="float">
            <text:p>15512.61025940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0:35:08.544123527</meta:creation-date>
    <meta:generator>LibreOffice/24.8.2.1$Linux_X86_64 LibreOffice_project/480$Build-1</meta:generator>
    <dc:date>2025-01-20T11:59:27.298330033</dc:date>
    <meta:editing-duration>PT28M29S</meta:editing-duration>
    <meta:editing-cycles>1</meta:editing-cycles>
    <meta:document-statistic meta:table-count="1" meta:cell-count="98" meta:object-count="0"/>
  </office:meta>
</office:document-meta>
</file>